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2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1012" table:default-cell-style-name="Default"/>
        <table:table-row table:style-name="ro2">
          <table:table-cell office:value-type="string">
            <text:p>aversano</text:p>
          </table:table-cell>
          <table:table-cell table:number-columns-repeated="8"/>
          <table:table-cell table:style-name="Default" table:number-columns-repeated="3"/>
          <table:table-cell table:number-columns-repeated="1012"/>
        </table:table-row>
        <table:table-row table:style-name="ro2">
          <table:table-cell office:value-type="string">
            <text:p>bark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R</text:p>
          </table:table-cell>
          <table:table-cell office:value-type="string">
            <text:p>OS</text:p>
          </table:table-cell>
          <table:table-cell office:value-type="string">
            <text:p>FAR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style-name="Default" office:value-type="string">
            <text:p>deletion</text:p>
          </table:table-cell>
          <table:table-cell table:style-name="Default" office:value-type="string">
            <text:p>insertion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float" office:value="0.347156398104265">
            <text:p>0.3471563981</text:p>
          </table:table-cell>
          <table:table-cell office:value-type="float" office:value="4.22630331753555">
            <text:p>4.2263033175</text:p>
          </table:table-cell>
          <table:table-cell office:value-type="float" office:value="4.87914691943128">
            <text:p>4.8791469194</text:p>
          </table:table-cell>
          <table:table-cell office:value-type="float" office:value="0.762556220995213">
            <text:p>0.762556221</text:p>
          </table:table-cell>
          <table:table-cell office:value-type="float" office:value="-2.8632534078233">
            <text:p>-2.8632534078</text:p>
          </table:table-cell>
          <table:table-cell table:style-name="Default" office:value-type="float" office:value="551">
            <text:p>551</text:p>
          </table:table-cell>
          <table:table-cell table:style-name="Default" office:value-type="float" office:value="4118">
            <text:p>4118</text:p>
          </table:table-cell>
          <table:table-cell table:style-name="Default" office:value-type="float" office:value="4411">
            <text:p>4411</text:p>
          </table:table-cell>
          <table:table-cell office:value-type="float" office:value="293">
            <text:p>293</text:p>
          </table:table-cell>
          <table:table-cell office:value-type="float" office:value="844">
            <text:p>844</text:p>
          </table:table-cell>
          <table:table-cell table:number-columns-repeated="1010"/>
        </table:table-row>
        <table:table-row table:style-name="ro3">
          <table:table-cell office:value-type="string">
            <text:p>Hoang</text:p>
          </table:table-cell>
          <table:table-cell table:style-name="ce2" table:number-columns-repeated="8"/>
          <table:table-cell table:style-name="ce3" table:number-columns-repeated="3"/>
          <table:table-cell table:style-name="ce2" table:number-columns-repeated="1012"/>
        </table:table-row>
        <table:table-row table:style-name="ro3">
          <table:table-cell office:value-type="string">
            <text:p>mfccBands</text:p>
          </table:table-cell>
          <table:table-cell table:number-columns-repeated="1023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3957345971564">
            <text:p>0.4395734597</text:p>
          </table:table-cell>
          <table:table-cell office:value-type="float" office:value="2.16706161137441">
            <text:p>2.1670616114</text:p>
          </table:table-cell>
          <table:table-cell office:value-type="float" office:value="2.72748815165877">
            <text:p>2.7274881517</text:p>
          </table:table-cell>
          <table:table-cell office:value-type="float" office:value="1.1792053436346">
            <text:p>1.1792053436</text:p>
          </table:table-cell>
          <table:table-cell office:value-type="float" office:value="-1.08349027635895">
            <text:p>-1.0834902764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2302">
            <text:p>2302</text:p>
          </table:table-cell>
          <table:table-cell table:style-name="Default" office:value-type="float" office:value="2673">
            <text:p>2673</text:p>
          </table:table-cell>
          <table:table-cell office:value-type="float" office:value="371">
            <text:p>371</text:p>
          </table:table-cell>
          <table:table-cell office:value-type="float" office:value="844">
            <text:p>844</text:p>
          </table:table-cell>
          <table:table-cell table:number-columns-repeated="1010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7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1" table:number-columns-repeated="9"/>
          <table:table-cell table:number-columns-repeated="3"/>
          <table:table-cell table:style-name="ce1" table:number-columns-repeated="1012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7/24/2016</text:date>, <text:time>12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g GONG</meta:initial-creator>
    <meta:creation-date>2016-06-24T00:09:06</meta:creation-date>
    <dc:date>2016-07-24T12:08:10</dc:date>
    <dc:creator>Rong GONG</dc:creator>
    <meta:editing-duration>P8DT39M42S</meta:editing-duration>
    <meta:editing-cycles>21</meta:editing-cycles>
    <meta:generator>OpenOffice/4.1.0$Unix OpenOffice.org_project/410m18$Build-9764</meta:generator>
    <meta:document-statistic meta:table-count="3" meta:cell-count="42" meta:object-count="0"/>
  </office:meta>
</office:document-meta>
</file>